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Eczar" svg:font-family="Eczar"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6pt" style:text-underline-style="none" fo:font-weight="normal" officeooo:rsid="00086dcd" officeooo:paragraph-rsid="00086dcd" style:font-size-asian="14pt" style:font-weight-asian="normal" style:font-size-complex="16pt" style:font-weight-complex="normal"/>
    </style:style>
    <style:style style:name="P2"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09c106" officeooo:paragraph-rsid="0009c106" style:font-size-asian="12.25pt" style:font-weight-asian="bold" style:font-size-complex="14pt" style:font-weight-complex="bold"/>
    </style:style>
    <style:style style:name="P3" style:family="paragraph" style:parent-style-name="Standard">
      <style:paragraph-properties fo:text-align="start" style:justify-single-word="false"/>
      <style:text-properties style:font-name="Times New Roman" fo:font-size="14pt" style:text-underline-style="none" fo:font-weight="normal" officeooo:rsid="0009c106" officeooo:paragraph-rsid="0009c106"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style:font-name="Times New Roman" fo:font-size="12pt" style:text-underline-style="none" fo:font-weight="normal" officeooo:rsid="000acd1a" officeooo:paragraph-rsid="000acd1a"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Times New Roman" fo:font-size="12pt" style:text-underline-style="none" fo:font-weight="normal" officeooo:rsid="0140b357" officeooo:paragraph-rsid="0140b357"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Times New Roman" fo:font-size="12pt" style:text-underline-style="none" fo:font-weight="normal" officeooo:rsid="0146dab0" officeooo:paragraph-rsid="0146dab0"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Times New Roman" fo:font-size="12pt" style:text-underline-style="none" fo:font-weight="normal" officeooo:rsid="015414a6" officeooo:paragraph-rsid="015414a6"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Times New Roman" fo:font-size="12pt" style:text-underline-style="none" fo:font-weight="normal" officeooo:rsid="015a5eb8" officeooo:paragraph-rsid="015a5eb8"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Times New Roman" fo:font-size="12pt" style:text-underline-style="none" fo:font-weight="normal" officeooo:rsid="015e326f" officeooo:paragraph-rsid="015e326f" style:font-size-asian="12pt" style:font-weight-asian="normal" style:font-size-complex="12pt" style:font-weight-complex="normal"/>
    </style:style>
    <style:style style:name="P10" style:family="paragraph" style:parent-style-name="Standard" style:list-style-name="L2">
      <style:paragraph-properties fo:text-align="start" style:justify-single-word="false"/>
      <style:text-properties style:font-name="Times New Roman" fo:font-size="12pt" style:text-underline-style="none" fo:font-weight="normal" officeooo:rsid="015f3804" officeooo:paragraph-rsid="015f3804" style:font-size-asian="12pt" style:font-weight-asian="normal" style:font-size-complex="12pt" style:font-weight-complex="normal"/>
    </style:style>
    <style:style style:name="P11" style:family="paragraph" style:parent-style-name="Standard" style:list-style-name="L2">
      <style:paragraph-properties fo:text-align="start" style:justify-single-word="false"/>
      <style:text-properties style:font-name="Times New Roman" fo:font-size="12pt" style:text-underline-style="none" fo:font-weight="normal" officeooo:rsid="015fb12d" officeooo:paragraph-rsid="015fb12d"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Times New Roman" fo:font-size="12pt" style:text-underline-style="none" fo:font-weight="normal" officeooo:rsid="015fb12d" officeooo:paragraph-rsid="015fb12d"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Times New Roman" fo:font-size="12pt" style:text-underline-style="none" fo:font-weight="normal" officeooo:rsid="016272d4" officeooo:paragraph-rsid="016272d4"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Times New Roman" fo:font-size="12pt" style:text-underline-style="none" fo:font-weight="normal" officeooo:rsid="016ab957" officeooo:paragraph-rsid="016ab957" style:font-size-asian="12pt" style:font-weight-asian="normal" style:font-size-complex="12pt" style:font-weight-complex="normal"/>
    </style:style>
    <style:style style:name="P15"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rsid="00086dcd" officeooo:paragraph-rsid="00086dcd" style:font-size-asian="14pt" style:font-weight-asian="bold" style:font-size-complex="16pt" style:font-weight-complex="bold"/>
    </style:style>
    <style:style style:name="P16"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rsid="013f66a0" officeooo:paragraph-rsid="013f66a0" style:font-size-asian="14pt" style:font-weight-asian="bold" style:font-size-complex="16pt"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officeooo:rsid="0141f861"/>
    </style:style>
    <style:style style:name="T4" style:family="text">
      <style:text-properties officeooo:rsid="01478475"/>
    </style:style>
    <style:style style:name="T5" style:family="text">
      <style:text-properties officeooo:rsid="0148a879"/>
    </style:style>
    <style:style style:name="T6" style:family="text">
      <style:text-properties officeooo:rsid="01498dd6"/>
    </style:style>
    <style:style style:name="T7" style:family="text">
      <style:text-properties officeooo:rsid="0149cd58"/>
    </style:style>
    <style:style style:name="T8" style:family="text">
      <style:text-properties officeooo:rsid="014b6edb"/>
    </style:style>
    <style:style style:name="T9" style:family="text">
      <style:text-properties officeooo:rsid="014fa85b"/>
    </style:style>
    <style:style style:name="T10" style:family="text">
      <style:text-properties officeooo:rsid="0150b820"/>
    </style:style>
    <style:style style:name="T11" style:family="text">
      <style:text-properties officeooo:rsid="01523539"/>
    </style:style>
    <style:style style:name="T12" style:family="text">
      <style:text-properties officeooo:rsid="01551997"/>
    </style:style>
    <style:style style:name="T13" style:family="text">
      <style:text-properties officeooo:rsid="015c688b"/>
    </style:style>
    <style:style style:name="T14" style:family="text">
      <style:text-properties officeooo:rsid="01646333"/>
    </style:style>
    <style:style style:name="T15" style:family="text">
      <style:text-properties officeooo:rsid="016c9f5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Culture et histoire des peuples d’Europe de l’Est</text:p>
      <text:p text:style-name="P16">L’identité Européenne</text:p>
      <text:p text:style-name="P1"/>
      <text:p text:style-name="P1"/>
      <text:p text:style-name="P2">Objectif du cours :<text:span text:style-name="T1"> </text:span><text:span text:style-name="T2">Réfléchir sur l’héritage européen commun dans la construction de l’identité culturelle ; définir la continuité historique européenne et les origines des divergences culturelles.</text:span></text:p>
      <text:p text:style-name="P3"/>
      <text:p text:style-name="P4"/>
      <text:p text:style-name="P5">L’identité européenne peut être définie comme un corpus de valeurs partagées par un ensemble de collectivité humaine, manifestant représentation et image concrètes de ces valeurs partagées. <text:line-break/>Elle peut aussi être définie par l’expression d’un sentiment d’adhésion à l’unité de cette collectivité, <text:span text:style-name="T3">mais l’identité européenne varie dans le temps et selon les groupes sociaux culturels.<text:line-break/>Certains milieux sont plus réceptifs à certaines identités que d’autres, en effet, l’identité nationale occulte souvent d’autres identités (religieuse, linguistique, régionale, …).</text:span></text:p>
      <text:p text:style-name="P5"/>
      <text:p text:style-name="P6">L’identité européenne doit exprimer un rapport dynamique entre les citoyens de l’Europe, par conséquent elle est créatrice d’arts, de cultures, de politique, d’éducation, …, <text:span text:style-name="T4">elle donne un sens à l’histoire européenne et produit également les lieux de mémoire de la communauté européenne :</text:span></text:p>
      <text:p text:style-name="P6">- <text:span text:style-name="T5">Léningrad (Siège de 900 jours, trois millions de morts).</text:span></text:p>
      <text:p text:style-name="P6">- <text:span text:style-name="T6">Babi Yar (Fossé des grands-mères) : Ravin de la shoah par balle près de Kiev</text:span></text:p>
      <text:p text:style-name="P6">- <text:span text:style-name="T7">Khatyn : Village complètement brûlé par les nazis, avec femme et enfants</text:span></text:p>
      <text:p text:style-name="P6">- <text:span text:style-name="T8">Salaspils : Lituanie, camp d’extermination des enfants juifs et slave à qui on prenait leurs sang pour les soldats de la wehrmacht</text:span></text:p>
      <text:p text:style-name="P6">- <text:span text:style-name="T9">Sobibor : Camp de concentration où une insurrection a fonctionné</text:span></text:p>
      <text:p text:style-name="P6">- <text:span text:style-name="T10">Budapest : Grande synagogue de Hongrie</text:span></text:p>
      <text:p text:style-name="P6">- <text:span text:style-name="T11">Quais du Danube</text:span></text:p>
      <text:p text:style-name="P6"/>
      <text:p text:style-name="P7">L’identité européenne est comme l’expression d’une civilisation ultime, supérieure <text:span text:style-name="T12">ou égale aux autres mais bien particulière (selon la vision européenne du XIXème – XXème siècle).<text:line-break/>Elle a été assimilée à la capacité des peuples européen à moderniser et aujourd’hui elle est ressentie comme l’expression de la pluralité des cultures.</text:span></text:p>
      <text:p text:style-name="P7"/>
      <text:p text:style-name="P8">L’identité européenne est une réalité de faible intensité affective et de forte complexité intellectuelle.<text:line-break/><text:span text:style-name="T13">L’espace européen n’est pas assez affirmé pour qu’il puisse mettre en scène sa volonté de vivre ensemble. Les lieux de mémoires occupent une place particulière dans l’identité européenne et sont une démonstration de l’héritage du point de vue historique et religieux.</text:span></text:p>
      <text:p text:style-name="P8"/>
      <text:p text:style-name="P9">Trois acquis semble incontestables :</text:p>
      <text:list xml:id="list2382175428" text:style-name="L2">
        <text:list-item>
          <text:p text:style-name="P10">Pas d’identité européenne ressentie par les citoyens européens</text:p>
        </text:list-item>
        <text:list-item>
          <text:p text:style-name="P11">Besoin très fort</text:p>
        </text:list-item>
        <text:list-item>
          <text:p text:style-name="P11">Le fait que l’identité se construise volontairement par un mouvement citoyen</text:p>
        </text:list-item>
      </text:list>
      <text:p text:style-name="P12"/>
      <text:p text:style-name="P13">La notion de citoyenneté date de 1783, <text:span text:style-name="T14">la notion d’idée du XIIème siècle.<text:line-break/>Citoyen signifie à l’époque quelqu’un qui appartient à la cité et dispose du droit de cité. Cette citoyenneté met en avant les intérêts étatiques au dessus du nationalisme.<text:line-break/></text:span><text:soft-page-break/><text:span text:style-name="T14">Dans la citoyenneté européenne actuelle, le défi est d’intégrer les nationalités tout en laissant la place nécessaire à l’épanouissement des peuples à l’intérieur de l’UE.</text:span></text:p>
      <text:p text:style-name="P13"/>
      <text:p text:style-name="P14">Toute personne ayant ma nationalité d’un État membre a la citoyenneté européenne qui complète la citoyenneté nationale.<text:line-break/><text:span text:style-name="T15">L’UE a aussi comme objectif d’élargir l’exigence de certaines de ses droits aux pays de l’UE où la personne réside, travaille ou étudie en plus du pays ressortisa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Eczar" svg:font-family="Eczar"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13:58:13.854836612</meta:creation-date>
    <dc:date>2018-11-15T10:08:44.157255907</dc:date>
    <meta:editing-duration>PT5H26M29S</meta:editing-duration>
    <meta:editing-cycles>335</meta:editing-cycles>
    <meta:generator>LibreOffice/6.1.3.2$Linux_X86_64 LibreOffice_project/10$Build-2</meta:generator>
    <meta:document-statistic meta:table-count="0" meta:image-count="0" meta:object-count="0" meta:page-count="2" meta:paragraph-count="20" meta:word-count="484" meta:character-count="3188" meta:non-whitespace-character-count="2725"/>
  </office:meta>
</office:document-meta>
</file>